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officeooo:paragraph-rsid="000a5aff" style:font-size-asian="14pt" style:font-size-complex="14pt"/>
    </style:style>
    <style:style style:name="P2" style:family="paragraph" style:parent-style-name="Standard">
      <style:text-properties fo:color="#000000" loext:opacity="100%" fo:font-size="13pt" fo:font-weight="bold" style:font-size-asian="13pt" style:font-weight-asian="bold" style:font-size-complex="13pt" style:font-weight-complex="bold"/>
    </style:style>
    <style:style style:name="P3" style:family="paragraph" style:parent-style-name="Standard">
      <style:text-properties fo:font-size="13pt" style:font-size-asian="13pt" style:font-size-complex="13pt"/>
    </style:style>
    <style:style style:name="P4" style:family="paragraph" style:parent-style-name="Standard">
      <style:text-properties fo:font-size="13pt" officeooo:paragraph-rsid="000a5aff" style:font-size-asian="13pt" style:font-size-complex="13pt"/>
    </style:style>
    <style:style style:name="P5" style:family="paragraph" style:parent-style-name="Standard">
      <style:text-properties fo:font-size="13pt" officeooo:paragraph-rsid="00093914" style:font-size-asian="13pt" style:font-size-complex="13pt"/>
    </style:style>
    <style:style style:name="P6" style:family="paragraph" style:parent-style-name="Standard">
      <style:text-properties fo:font-size="13pt" officeooo:paragraph-rsid="000c71f1" style:font-size-asian="13pt" style:font-size-complex="13pt"/>
    </style:style>
    <style:style style:name="P7" style:family="paragraph" style:parent-style-name="Standard">
      <style:text-properties fo:font-size="13pt" officeooo:paragraph-rsid="0010aedf" style:font-size-asian="13pt" style:font-size-complex="13pt"/>
    </style:style>
    <style:style style:name="P8" style:family="paragraph" style:parent-style-name="Standard">
      <style:text-properties fo:font-size="13pt" officeooo:paragraph-rsid="0010f1f0" style:font-size-asian="13pt" style:font-size-complex="13pt"/>
    </style:style>
    <style:style style:name="P9" style:family="paragraph" style:parent-style-name="Standard">
      <style:text-properties fo:font-size="13pt" officeooo:paragraph-rsid="00137e3b" style:font-size-asian="13pt" style:font-size-complex="13pt"/>
    </style:style>
    <style:style style:name="P10" style:family="paragraph" style:parent-style-name="Standard">
      <style:text-properties fo:font-size="13pt" officeooo:paragraph-rsid="0015f8a3" style:font-size-asian="13pt" style:font-size-complex="13pt"/>
    </style:style>
    <style:style style:name="P11" style:family="paragraph" style:parent-style-name="Standard">
      <style:text-properties fo:font-size="13pt" officeooo:paragraph-rsid="001692b9" style:font-size-asian="13pt" style:font-size-complex="13pt"/>
    </style:style>
    <style:style style:name="P12" style:family="paragraph" style:parent-style-name="Standard">
      <style:text-properties fo:font-size="13pt" fo:font-weight="bold" style:font-size-asian="13pt" style:font-weight-asian="bold" style:font-size-complex="13pt"/>
    </style:style>
    <style:style style:name="P13" style:family="paragraph" style:parent-style-name="Standard">
      <style:text-properties fo:font-size="13pt" fo:font-weight="bold" style:font-size-asian="13pt" style:font-weight-asian="bold" style:font-size-complex="13pt" style:font-weight-complex="bold"/>
    </style:style>
    <style:style style:name="P14" style:family="paragraph" style:parent-style-name="Standard">
      <style:text-properties officeooo:paragraph-rsid="0001abf4"/>
    </style:style>
    <style:style style:name="P15" style:family="paragraph" style:parent-style-name="Standard">
      <style:paragraph-properties fo:text-align="start" style:justify-single-word="false"/>
      <style:text-properties officeooo:paragraph-rsid="0001abf4"/>
    </style:style>
    <style:style style:name="P16" style:family="paragraph" style:parent-style-name="Standard">
      <style:paragraph-properties fo:text-align="start" style:justify-single-word="false"/>
      <style:text-properties officeooo:paragraph-rsid="0018a7d1"/>
    </style:style>
    <style:style style:name="P17" style:family="paragraph" style:parent-style-name="Standard">
      <style:text-properties fo:font-size="11pt" style:font-size-asian="11pt" style:font-size-complex="11pt"/>
    </style:style>
    <style:style style:name="P18" style:family="paragraph" style:parent-style-name="Standard">
      <style:text-properties officeooo:paragraph-rsid="00137e3b"/>
    </style:style>
    <style:style style:name="P19" style:family="paragraph" style:parent-style-name="Standard">
      <style:paragraph-properties fo:margin-left="0cm" fo:margin-right="0cm" fo:text-indent="1.27cm" style:auto-text-indent="false"/>
    </style:style>
    <style:style style:name="P20" style:family="paragraph" style:parent-style-name="Standard">
      <style:paragraph-properties fo:margin-left="0cm" fo:margin-right="0cm" fo:text-indent="1.27cm" style:auto-text-indent="false"/>
      <style:text-properties fo:font-size="13pt" officeooo:paragraph-rsid="000c256c" style:font-size-asian="13pt" style:font-size-complex="13pt"/>
    </style:style>
    <style:style style:name="P21" style:family="paragraph" style:parent-style-name="Standard" style:master-page-name="Standard">
      <style:paragraph-properties style:page-number="auto"/>
      <style:text-properties officeooo:paragraph-rsid="0001abf4"/>
    </style:style>
    <style:style style:name="P22" style:family="paragraph" style:parent-style-name="Standard">
      <style:paragraph-properties fo:margin-left="0cm" fo:margin-right="0cm" fo:text-indent="0cm" style:auto-text-indent="false"/>
      <style:text-properties fo:color="#000000" loext:opacity="100%" fo:font-size="13pt" fo:font-weight="normal" officeooo:rsid="0015f8a3" officeooo:paragraph-rsid="0015f8a3" style:font-size-asian="13pt" style:font-weight-asian="normal" style:font-size-complex="13pt" style:font-weight-complex="normal"/>
    </style:style>
    <style:style style:name="T1" style:family="text">
      <style:text-properties fo:font-size="16pt" fo:font-weight="bold" style:font-size-asian="16pt" style:font-weight-asian="bold" style:font-size-complex="16pt"/>
    </style:style>
    <style:style style:name="T2" style:family="text">
      <style:text-properties fo:color="#ff0000" loext:opacity="100%" fo:font-style="italic" style:font-style-asian="italic" style:font-style-complex="italic"/>
    </style:style>
    <style:style style:name="T3" style:family="text">
      <style:text-properties fo:color="#ff0000" loext:opacity="100%"/>
    </style:style>
    <style:style style:name="T4" style:family="text">
      <style:text-properties fo:color="#ff0000" loext:opacity="100%" fo:font-size="13pt" style:font-size-asian="13pt" style:font-size-complex="13pt"/>
    </style:style>
    <style:style style:name="T5" style:family="text">
      <style:text-properties fo:color="#ff0000" loext:opacity="100%" fo:font-size="2pt" style:font-size-asian="2pt" style:font-size-complex="2pt"/>
    </style:style>
    <style:style style:name="T6" style:family="text">
      <style:text-properties fo:font-size="14pt" fo:font-weight="bold" style:font-size-asian="14pt" style:font-weight-asian="bold" style:font-size-complex="14pt" style:font-weight-complex="bold"/>
    </style:style>
    <style:style style:name="T7" style:family="text">
      <style:text-properties fo:color="#000000" loext:opacity="100%"/>
    </style:style>
    <style:style style:name="T8" style:family="text">
      <style:text-properties fo:color="#000000" loext:opacity="100%" officeooo:rsid="00093914"/>
    </style:style>
    <style:style style:name="T9" style:family="text">
      <style:text-properties fo:color="#000000" loext:opacity="100%" fo:font-weight="bold" style:font-weight-asian="bold" style:font-weight-complex="bold"/>
    </style:style>
    <style:style style:name="T10" style:family="text">
      <style:text-properties fo:color="#000000" loext:opacity="100%" fo:font-size="13pt" officeooo:rsid="000c256c" style:font-size-asian="13pt" style:font-size-complex="13pt"/>
    </style:style>
    <style:style style:name="T11" style:family="text">
      <style:text-properties fo:color="#000000" loext:opacity="100%" fo:font-size="13pt" style:font-size-asian="13pt" style:font-size-complex="13pt"/>
    </style:style>
    <style:style style:name="T12" style:family="text">
      <style:text-properties fo:color="#000000" loext:opacity="100%" fo:font-size="13pt" officeooo:rsid="000fab61" style:font-size-asian="13pt" style:font-size-complex="13pt"/>
    </style:style>
    <style:style style:name="T13" style:family="text">
      <style:text-properties fo:color="#000000" loext:opacity="100%" fo:font-size="13pt" officeooo:rsid="0010aedf" style:font-size-asian="13pt" style:font-size-complex="13pt"/>
    </style:style>
    <style:style style:name="T14" style:family="text">
      <style:text-properties fo:color="#000000" loext:opacity="100%" fo:font-size="13pt" officeooo:rsid="0010f1f0" style:font-size-asian="13pt" style:font-size-complex="13pt"/>
    </style:style>
    <style:style style:name="T15" style:family="text">
      <style:text-properties fo:color="#000000" loext:opacity="100%" fo:font-size="13pt" officeooo:rsid="00137e3b" style:font-size-asian="13pt" style:font-size-complex="13pt"/>
    </style:style>
    <style:style style:name="T16" style:family="text">
      <style:text-properties fo:color="#000000" loext:opacity="100%" fo:font-size="13pt" officeooo:rsid="0014668a" style:font-size-asian="13pt" style:font-size-complex="13pt"/>
    </style:style>
    <style:style style:name="T17" style:family="text">
      <style:text-properties fo:color="#000000" loext:opacity="100%" fo:font-size="13pt" officeooo:rsid="00178872" style:font-size-asian="13pt" style:font-size-complex="13pt"/>
    </style:style>
    <style:style style:name="T18" style:family="text">
      <style:text-properties fo:color="#000000" loext:opacity="100%" fo:font-size="13pt" fo:font-weight="normal" officeooo:rsid="0014668a" style:font-size-asian="13pt" style:font-weight-asian="normal" style:font-size-complex="13pt" style:font-weight-complex="normal"/>
    </style:style>
    <style:style style:name="T19" style:family="text">
      <style:text-properties fo:color="#000000" loext:opacity="100%" fo:font-size="13pt" fo:font-weight="normal" officeooo:rsid="0015f8a3" style:font-size-asian="13pt" style:font-weight-asian="normal" style:font-size-complex="13pt" style:font-weight-complex="normal"/>
    </style:style>
    <style:style style:name="T20" style:family="text">
      <style:text-properties fo:color="#000000" loext:opacity="100%" fo:language="en" fo:country="US"/>
    </style:style>
    <style:style style:name="T21" style:family="text">
      <style:text-properties fo:color="#000000" loext:opacity="100%" fo:language="en" fo:country="US" officeooo:rsid="000c71f1"/>
    </style:style>
    <style:style style:name="T22" style:family="text">
      <style:text-properties fo:color="#000000" loext:opacity="100%" officeooo:rsid="000fab61"/>
    </style:style>
    <style:style style:name="T23" style:family="text">
      <style:text-properties fo:color="#000000" loext:opacity="100%" officeooo:rsid="0010aedf"/>
    </style:style>
    <style:style style:name="T24" style:family="text">
      <style:text-properties fo:color="#000000" loext:opacity="100%" officeooo:rsid="0010f1f0"/>
    </style:style>
    <style:style style:name="T25" style:family="text">
      <style:text-properties fo:color="#000000" loext:opacity="100%" officeooo:rsid="0011eef3"/>
    </style:style>
    <style:style style:name="T26" style:family="text">
      <style:text-properties fo:color="#000000" loext:opacity="100%" officeooo:rsid="00130651"/>
    </style:style>
    <style:style style:name="T27" style:family="text">
      <style:text-properties fo:color="#000000" loext:opacity="100%" officeooo:rsid="00137e3b"/>
    </style:style>
    <style:style style:name="T28" style:family="text">
      <style:text-properties fo:color="#000000" loext:opacity="100%" officeooo:rsid="0014668a"/>
    </style:style>
    <style:style style:name="T29" style:family="text">
      <style:text-properties fo:color="#000000" loext:opacity="100%" officeooo:rsid="0015f8a3"/>
    </style:style>
    <style:style style:name="T30" style:family="text">
      <style:text-properties fo:color="#000000" loext:opacity="100%" officeooo:rsid="001692b9"/>
    </style:style>
    <style:style style:name="T31" style:family="text">
      <style:text-properties fo:color="#000000" loext:opacity="100%" officeooo:rsid="00178872"/>
    </style:style>
    <style:style style:name="T32" style:family="text">
      <style:text-properties style:font-name="Calibri" fo:font-size="12pt" fo:font-weight="normal" style:font-size-asian="12pt" style:font-weight-asian="normal" style:font-size-complex="12pt" style:font-weight-complex="normal"/>
    </style:style>
    <style:style style:name="T33" style:family="text">
      <style:text-properties style:font-name="Calibri" fo:font-size="12pt" fo:font-weight="bold" style:font-size-asian="12pt" style:font-weight-asian="bold" style:font-size-complex="12pt" style:font-weight-complex="bold"/>
    </style:style>
    <style:style style:name="T34" style:family="text">
      <style:text-properties officeooo:rsid="0001abf4"/>
    </style:style>
    <style:style style:name="T35" style:family="text">
      <style:text-properties officeooo:rsid="00031d23"/>
    </style:style>
    <style:style style:name="T36" style:family="text">
      <style:text-properties officeooo:rsid="000445b0"/>
    </style:style>
    <style:style style:name="T37" style:family="text">
      <style:text-properties officeooo:rsid="0007a521"/>
    </style:style>
    <style:style style:name="T38" style:family="text">
      <style:text-properties officeooo:rsid="00093914"/>
    </style:style>
    <style:style style:name="T39" style:family="text">
      <style:text-properties officeooo:rsid="000a5aff"/>
    </style:style>
    <style:style style:name="T40" style:family="text">
      <style:text-properties fo:font-size="13pt" style:font-size-asian="13pt" style:font-size-complex="13pt"/>
    </style:style>
    <style:style style:name="T41" style:family="text">
      <style:text-properties fo:font-size="13pt" officeooo:rsid="000445b0" style:font-size-asian="13pt" style:font-size-complex="13pt"/>
    </style:style>
    <style:style style:name="T42" style:family="text">
      <style:text-properties fo:font-size="13pt" officeooo:rsid="000a5aff" style:font-size-asian="13pt" style:font-size-complex="13pt"/>
    </style:style>
    <style:style style:name="T43" style:family="text">
      <style:text-properties fo:font-size="13pt" officeooo:rsid="0001abf4" style:font-size-asian="13pt" style:font-size-complex="13pt"/>
    </style:style>
    <style:style style:name="T44" style:family="text">
      <style:text-properties fo:font-size="13pt" officeooo:rsid="0007a521" style:font-size-asian="13pt" style:font-size-complex="13pt"/>
    </style:style>
    <style:style style:name="T45" style:family="text">
      <style:text-properties fo:font-size="13pt" officeooo:rsid="000c71f1" style:font-size-asian="13pt" style:font-size-complex="13pt"/>
    </style:style>
    <style:style style:name="T46" style:family="text">
      <style:text-properties fo:font-size="13pt" officeooo:rsid="000fab61" style:font-size-asian="13pt" style:font-size-complex="13pt"/>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officeooo:rsid="000c71f1"/>
    </style:style>
    <style:style style:name="T50" style:family="text">
      <style:text-properties officeooo:rsid="000fab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32">STUDENT NAME:</text:span><text:span text:style-name="T33"> CHRISTIAN VILLALBA</text:span></text:p>
      <text:p text:style-name="P14"><text:span text:style-name="T32">STUDENT NUMBER: </text:span><text:span text:style-name="T33">750314</text:span></text:p>
      <text:p text:style-name="Standard"/>
      <text:p text:style-name="Standard"><text:span text:style-name="T1">Professional Practice in an IT Context</text:span></text:p>
      <text:p text:style-name="Standard"><text:span text:style-name="T1">Assignment 4</text:span></text:p>
      <text:p text:style-name="Standard"><text:span text:style-name="T1">Understand the legislative environment relating to IT activities.</text:span></text:p>
      <text:p text:style-name="P17"><text:span text:style-name="T2">Be careful that this assignment relates to the IT organisation and not the IT professional specifically.</text:span></text:p>
      <text:p text:style-name="P17"><text:span text:style-name="T2">Outline the areas of law that an IT Organisation needs to consider – you are trying to demonstrate that you know that all employment law applies and all law relevant to the sector the IT organisation <text:s/>in, and all specific IT law applies to an IT organisation.</text:span></text:p>
      <text:p text:style-name="P17"><text:span text:style-name="T2">Outline why it is important for an IT organisation to know all relevant law and to comply with all applicable laws. Give a brief description of the potential consequences of not being a legally compliant organisation.</text:span></text:p>
      <text:p text:style-name="P4"><text:span text:style-name="T35">Laws, regulations, and rules are created to protect people, organisations, assets, and the environment. <text:line-break/><text:line-break/></text:span><text:span text:style-name="T38">Laws that an </text:span><text:span text:style-name="T39">IT </text:span><text:span text:style-name="T38">organisation needs to consider:<text:line-break/>• Computer Misuse Act<text:line-break/></text:span><text:span text:style-name="T35">• Copyright<text:line-break/>• Data Protection<text:line-break/>• Official Secrets Acts<text:line-break/>• Health and Safety<text:line-break/>• </text:span><text:span text:style-name="T39">Employment Law<text:line-break/>• Money Laundering Laws</text:span><text:span text:style-name="T35"><text:line-break/>• Computer Evidence<text:line-break/>• Criminal Law<text:line-break/>• Advertisements and Commercial Activity<text:line-break/>• International Law and the Internet <text:line-break/>• Communications &amp; Content:<text:line-break/> <text:s text:c="3"/></text:span><text:span text:style-name="T39">○ </text:span><text:span text:style-name="T35"><text:s/>Defamation<text:line-break/> <text:s text:c="3"/></text:span><text:span text:style-name="T39">○ </text:span><text:span text:style-name="T35"><text:s/>Obscenity<text:line-break/> <text:s text:c="3"/></text:span><text:span text:style-name="T39">○ </text:span><text:span text:style-name="T35"><text:s/>Discrimination<text:line-break/></text:span></text:p>
      <text:p text:style-name="P4"/>
      <text:p text:style-name="P1"><text:span text:style-name="T40"><text:line-break/><text:line-break/></text:span><text:soft-page-break/><text:span text:style-name="T41">An organization must ensure that their activities are in line with relevant legislation and regulations, otherwise those activities could be harmful and may lead to serious consequences such as compensations, reputational damage, fines, </text:span><text:span text:style-name="T42">shutdowns,</text:span><text:span text:style-name="T41"> or even imprisonment.<text:line-break/></text:span><text:span text:style-name="T36"><text:line-break/></text:span></text:p>
      <text:p text:style-name="Standard"><text:span text:style-name="T1">Outline the impact on an IT organisation of legislation covering:</text:span></text:p>
      <text:p text:style-name="P17"><text:span text:style-name="T2">For each of the areas below, briefly describe what IT activities this relates to, give some examples of UK laws that apply to these areas. Summarise the main requirements the laws place on an IT organisation. Then explain how that translates into the way the organisation operates. </text:span></text:p>
      <text:p text:style-name="P3"><text:span text:style-name="T47">• Data protection</text:span></text:p>
      <text:p text:style-name="P3"><text:span text:style-name="T47"><text:tab/></text:span><text:span text:style-name="T3">Description -</text:span><text:span text:style-name="T7"> “protect individuals with regard to the processing of personal data” - </text:span><text:a xlink:type="simple" xlink:href="https://www.legislation.gov.uk/ukpga/2018/12/section/2" text:style-name="Internet_20_link" text:visited-style-name="Visited_20_Internet_20_Link"><text:span text:style-name="T22">Data Protection Act 2018</text:span></text:a></text:p>
      <text:p text:style-name="P5"><text:span text:style-name="T3"><text:tab/>Examples of UK Laws - <text:s/></text:span><text:span text:style-name="T7">Data Protection Act 1998 </text:span><text:span text:style-name="T8">&amp; GDPR</text:span></text:p>
      <text:p text:style-name="Standard"><text:span text:style-name="T4"><text:tab/>Requirements these Laws place on an IT organisation – </text:span><text:span text:style-name="T11">“</text:span><text:span text:style-name="T14">personal data shall be</text:span><text:span text:style-name="T11"> process personal data lawfully, fairly and in a transparent manner, and </text:span><text:span text:style-name="T14">c</text:span><text:span text:style-name="T11">ollected for specified, explicit and legitimate purposes.” – </text:span><text:a xlink:type="simple" xlink:href="https://gdpr-info.eu/art-5-gdpr/" text:style-name="Internet_20_link" text:visited-style-name="Visited_20_Internet_20_Link"><text:span text:style-name="T14">GDPR </text:span></text:a></text:p>
      <text:p text:style-name="P3"><text:span text:style-name="T3"><text:tab/>Impact on operational practices of an IT organisation –</text:span><text:span text:style-name="T7"> </text:span><text:span text:style-name="T24">Limits the use and amount of data we can get from users and customers and the possibilities to handle the data (for example, sell the data to third parties).<text:line-break/></text:span><text:span text:style-name="T25">Data breaches must be reported.</text:span></text:p>
      <text:p text:style-name="P3"><text:span text:style-name="T25"/></text:p>
      <text:p text:style-name="P3"><text:span text:style-name="T47">• Computer Misuse</text:span></text:p>
      <text:p text:style-name="P19"><text:span text:style-name="T4">Description - </text:span><text:span text:style-name="T11">“An Act to make provision for securing computer material against unauthorised access or modification; and for connected purposes” - </text:span><text:a xlink:type="simple" xlink:href="https://www.legislation.gov.uk/ukpga/1990/18/introduction" text:style-name="Internet_20_link" text:visited-style-name="Visited_20_Internet_20_Link"><text:span text:style-name="T12">Computer Misuse Act 1990</text:span></text:a></text:p>
      <text:p text:style-name="P3"><text:span text:style-name="T3"><text:tab/>Examples of UK Law(s) - </text:span><text:span text:style-name="T7">Computer Misuse Act 1990</text:span></text:p>
      <text:p text:style-name="P3"><text:span text:style-name="T3"><text:tab/>Requirements these Laws place on an IT organisation – </text:span><text:span text:style-name="T26">Computer systems and networks require authentication.</text:span></text:p>
      <text:p text:style-name="P11"><text:span text:style-name="T3"><text:tab/>Impact on operational practices of an IT organisation – </text:span><text:span text:style-name="T26">Protection of equipment. </text:span><text:span text:style-name="T30">I</text:span><text:span text:style-name="T26">t may be expensive to implement this measures and training staff . </text:span></text:p>
      <text:p text:style-name="P13"/>
      <text:p text:style-name="P13"/>
      <text:p text:style-name="P3"><text:soft-page-break/><text:span text:style-name="T47">• Processing of financial transactions</text:span></text:p>
      <text:p text:style-name="P19"><text:span text:style-name="T4">Description - </text:span><text:span text:style-name="T11">“A firm must conduct its business with integrity </text:span><text:span text:style-name="T17">(...) due skill, care and diligence. A firm must take reasonable care to organise and control its affairs responsibly and effectively, with adequate risk management systems.“ - </text:span><text:a xlink:type="simple" xlink:href="https://www.handbook.fca.org.uk/handbook/PRIN/2/1.html" text:style-name="Internet_20_link" text:visited-style-name="Visited_20_Internet_20_Link">Financial Code of Authority</text:a></text:p>
      <text:p text:style-name="Standard"><text:span text:style-name="T4"><text:tab/>Examples of UK Laws - </text:span><text:a xlink:type="simple" xlink:href="https://en.wikipedia.org/wiki/Financial_Services_Act_2012" text:style-name="Internet_20_link" text:visited-style-name="Visited_20_Internet_20_Link">Financial Services Act 2012</text:a><text:span text:style-name="T18"> &amp; </text:span><text:a xlink:type="simple" xlink:href="https://www.gov.uk/guidance/money-laundering-regulations-your-responsibilities" text:style-name="Internet_20_link" text:visited-style-name="Visited_20_Internet_20_Link"><text:span text:style-name="T19">money laundry supervision</text:span></text:a><text:span text:style-name="T18"> </text:span></text:p>
      <text:p text:style-name="P10"><text:span text:style-name="T3"><text:tab/>Requirements these Laws place on an IT organisation - </text:span><text:span text:style-name="T29">Staff must be trained to recognise money laundry and other financial crimes </text:span></text:p>
      <text:p text:style-name="P3"><text:span text:style-name="T3"><text:tab/>Impact on operational practices of an IT organisation – </text:span><text:span text:style-name="T29">financial operations must be secure, tracked and auditable. Suspected activities of money laundry must be reported. </text:span></text:p>
      <text:p text:style-name="P2"/>
      <text:p text:style-name="P3"><text:span text:style-name="T9">• Storage of personal data</text:span></text:p>
      <text:p text:style-name="P19"><text:span text:style-name="T4">Description - </text:span><text:span text:style-name="T11">Personal data shall be: kept in a form which permits identification of data subjects for no longer than is necessary for the purposes for which the personal data are processed </text:span><text:span text:style-name="T15">[…] processed in a manner that ensures integrity and confidentiality – </text:span><text:a xlink:type="simple" xlink:href="https://gdpr-info.eu/art-5-gdpr/" text:style-name="Internet_20_link" text:visited-style-name="Visited_20_Internet_20_Link">GDPR</text:a><text:span text:style-name="T15"> </text:span></text:p>
      <text:p text:style-name="P3"><text:span text:style-name="T3"><text:tab/>Examples of UK Laws - </text:span><text:span text:style-name="T27">GDPR</text:span></text:p>
      <text:p text:style-name="P9"><text:span text:style-name="T3"><text:tab/>Requirements these Laws place on an IT organisation - </text:span><text:span text:style-name="T26">Limits the time we can store the data, </text:span><text:span text:style-name="T27">the amount of data we can store (“data minimisation”), and </text:span><text:span text:style-name="T28">dictates</text:span><text:span text:style-name="T26"> </text:span><text:span text:style-name="T27">how it must stored (‘integrity and confidentiality’).</text:span></text:p>
      <text:p text:style-name="P18"><text:span text:style-name="T4"><text:tab/>Impact on operational practices of an IT organisation – </text:span><text:span text:style-name="T16">regularly check and audit data. Restrict access to data. </text:span></text:p>
      <text:p text:style-name="P13"/>
      <text:p text:style-name="P3"><text:span text:style-name="T47">• Health and Safety</text:span></text:p>
      <text:p text:style-name="P20"><text:span text:style-name="T3">Description -</text:span><text:span text:style-name="T7"> “</text:span><text:span text:style-name="T20">Adequate training of staff to ensure health and safety procedures are understood and adhered to.” - </text:span><text:span text:style-name="T21">British Safety Council</text:span><text:span text:style-name="T20"> </text:span></text:p>
      <text:p text:style-name="Standard"><text:span text:style-name="T4"><text:tab/>Examples of UK Laws - </text:span><text:a xlink:type="simple" xlink:href="https://www.hse.gov.uk/msd/dse/index.htm" text:style-name="Internet_20_link" text:visited-style-name="Visited_20_Internet_20_Link"><text:span text:style-name="T10">Working safely with display screen equipment</text:span></text:a></text:p>
      <text:p text:style-name="P6"><text:span text:style-name="T3"><text:tab/>Requirements these Laws place on an IT organisation - </text:span><text:span text:style-name="T7">“As an employer, you must protect your workers from the health risks of working with </text:span><text:span text:style-name="T29">D</text:span><text:span text:style-name="T7">isplay </text:span><text:span text:style-name="T29">S</text:span><text:span text:style-name="T7">creen </text:span><text:span text:style-name="T29">E</text:span><text:span text:style-name="T7">quipment (DSE), such as PCs, laptops, tablets and smartphones.”</text:span></text:p>
      <text:p text:style-name="P3"><text:span text:style-name="T3"><text:tab/>Impact on operational practices of an IT organisation - </text:span></text:p>
      <text:p text:style-name="P3"><text:soft-page-break/>“Employers must:</text:p>
      <text:p text:style-name="P3">• do a DSE workstation assessment<text:line-break/>• reduce risks, including making sure workers take breaks from DSE work or do something different<text:line-break/>• provide an eye test if a worker asks for one<text:line-break/>• provide training and information for workers</text:p>
      <text:p text:style-name="P7">Incorrect use of DSE or poorly designed workstations or work environments can lead to pain in necks, <text:s/>shoulders, backs, arms, wrists and hands as well as fatigue and eye strain. The causes may not always be obvious.”</text:p>
      <text:p text:style-name="P7"><text:span text:style-name="T47"/></text:p>
      <text:p text:style-name="P7"><text:span text:style-name="T47">• Privacy, Confidentiality and Security</text:span></text:p>
      <text:p text:style-name="P22">Note: I decide to omit this point since Data Protection, Storage of Personal Data and Computer Misuse, refers to privacy, confidentiality and security respectively.</text:p>
      <text:p text:style-name="P13"/>
      <text:p text:style-name="P3"><text:span text:style-name="T47">• Copyright and Intellectual Property Rights</text:span></text:p>
      <text:p text:style-name="P19"><text:span text:style-name="T4">Description - </text:span><text:span text:style-name="T11">“Copyright gives the creators of certain kinds of material rights to control the ways in which their material may be used.” – </text:span><text:a xlink:type="simple" xlink:href="https://copyrightservice.co.uk/copyright/uk_law_summary" text:style-name="Internet_20_link" text:visited-style-name="Visited_20_Internet_20_Link"><text:span text:style-name="T13">Copyright, Designs and Patents Act 1988 </text:span></text:a></text:p>
      <text:p text:style-name="P3"><text:span text:style-name="T3"><text:tab/>Examples of UK Laws - </text:span><text:span text:style-name="T7">Copyright, Designs and Patents Act 1988</text:span></text:p>
      <text:p text:style-name="P8"><text:span text:style-name="T3"><text:tab/>Requirements these Laws place on an IT organisation -<text:line-break/></text:span><text:span text:style-name="T23">Compliance with licence software is required. </text:span></text:p>
      <text:p text:style-name="P8"><text:span text:style-name="T3"><text:tab/>Impact on operational practices of an IT organisation – <text:line-break/></text:span><text:span text:style-name="T23">Compliance with licence software </text:span><text:span text:style-name="T24">may be expensive or limit options.</text:span><text:span text:style-name="T23"><text:line-break/>Software produced by the organization can be protected.</text:span></text:p>
      <text:p text:style-name="P13"/>
      <text:p text:style-name="P13"/>
      <text:p text:style-name="P12"/>
      <text:p text:style-name="P3"/>
      <text:p text:style-name="P3"/>
      <text:p text:style-name="P3"/>
      <text:p text:style-name="P3"/>
      <text:p text:style-name="Standard"/>
      <text:p text:style-name="P16"><text:soft-page-break/><text:span text:style-name="T43">Sources:<text:line-break/></text:span><text:span text:style-name="T45">Example of UK laws are hyperlinks to respective legislation</text:span><text:span text:style-name="T43"><text:line-break/></text:span><text:a xlink:type="simple" xlink:href="https://www.british-business-bank.co.uk/business-guidance/guidance-articles/business-essentials/why-compliance-is-important-for-smaller-businesses" text:style-name="Internet_20_link" text:visited-style-name="Visited_20_Internet_20_Link"><text:span text:style-name="T41">Why compliance is important for smaller businesses </text:span></text:a><text:span text:style-name="T43"><text:line-break/></text:span><text:a xlink:type="simple" xlink:href="https://www.uwe.ac.uk/study/it-services/information-security-toolkit/information-security-policies/computer-related-legislation#ab2846d51-b7e6-4539-94e0-c88b59754c18" text:style-name="Internet_20_link" text:visited-style-name="Visited_20_Internet_20_Link"><text:span text:style-name="T43">UWE Bristol - Computer related legislation </text:span></text:a><text:span text:style-name="T40"><text:line-break/></text:span><text:a xlink:type="simple" xlink:href="https://sites.google.com/horburycomputing.co.uk/gcse-computing/1-6-ethical-legal-cultural-and-environmental-impact/1-6-2-legislation-relevant-to-computer-science" text:style-name="Internet_20_link" text:visited-style-name="Visited_20_Internet_20_Link"><text:span text:style-name="T43">GCSE – Ethical, legal, cultural and environmental impacts of digital technology</text:span></text:a><text:span text:style-name="T43"><text:line-break/></text:span><text:a xlink:type="simple" xlink:href="https://www.legislation.gov.uk/ukpga/1998/29/contents" text:style-name="Internet_20_link" text:visited-style-name="Visited_20_Internet_20_Link"><text:span text:style-name="T44">legislation.gov</text:span></text:a><text:span text:style-name="T40"><text:line-break/></text:span><text:a xlink:type="simple" xlink:href="https://www.britsafe.org/training-and-learning/informational-resources/the-health-and-safety-at-work-act-explained" text:style-name="Internet_20_link" text:visited-style-name="Visited_20_Internet_20_Link"><text:span text:style-name="T45">British Safety Council</text:span></text:a><text:span text:style-name="T45"><text:line-break/></text:span><text:a xlink:type="simple" xlink:href="https://www.legislation.gov.uk/ukpga/2018/12/contents" text:style-name="Internet_20_link" text:visited-style-name="Visited_20_Internet_20_Link"><text:span text:style-name="T46">Data Protection Act 2018</text:span></text:a></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Regular" style:font-family-generic="roman" style:font-pitch="variable"/>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Regular" style:font-family-generic="roman" style:font-pitch="variable"/>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Regular" style:font-family-generic="roman" style:font-pitch="variable"/>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Regular" style:font-family-generic="roman" style:font-pitch="variable"/>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Regular" style:font-family-generic="roman" style:font-pitch="variable"/>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Regular" style:font-family-generic="roman" style:font-pitch="variable"/>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Regular" style:font-family-generic="roman" style:font-pitch="variable"/>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Regular" style:font-family-generic="roman" style:font-pitch="variable"/>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Regular" style:font-family-generic="roman" style:font-pitch="variable"/>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Regular" style:font-family-generic="roman" style:font-pitch="variable"/>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Regular" style:font-family-generic="roman" style:font-pitch="variable"/>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Regular" style:font-family-generic="roman" style:font-pitch="variable"/>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Regular" style:font-family-generic="roman" style:font-pitch="variable"/>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Regular" style:font-family-generic="roman" style:font-pitch="variable"/>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ichard Bassett</meta:initial-creator>
    <meta:editing-cycles>7</meta:editing-cycles>
    <meta:creation-date>2023-05-02T20:10:00</meta:creation-date>
    <dc:date>2025-05-20T03:32:36.236000000</dc:date>
    <meta:generator>LibreOffice/7.1.3.2$Windows_X86_64 LibreOffice_project/47f78053abe362b9384784d31a6e56f8511eb1c1</meta:generator>
    <meta:editing-duration>PT10M30S</meta:editing-duration>
    <meta:document-statistic meta:table-count="0" meta:image-count="0" meta:object-count="0" meta:page-count="5" meta:paragraph-count="48" meta:word-count="992" meta:character-count="6371" meta:non-whitespace-character-count="5355"/>
    <meta:user-defined meta:name="AppVersion">16.0000</meta:user-defined>
    <meta:user-defined meta:name="ComplianceAssetId"/>
    <meta:user-defined meta:name="ContentTypeId">0x010100DA338B54042C5D40A1911FF30F338CDD</meta:user-defined>
    <meta:user-defined meta:name="MediaServiceImageTags"/>
    <meta:user-defined meta:name="Order" meta:value-type="float">3200</meta:user-defined>
    <meta:user-defined meta:name="TemplateUrl" meta:value-type="string"/>
    <meta:user-defined meta:name="TriggerFlowInfo" meta:value-type="string"/>
    <meta:user-defined meta:name="_ExtendedDescription" meta:value-type="string"/>
    <meta:user-defined meta:name="_SharedFileIndex" meta:value-type="string"/>
    <meta:user-defined meta:name="_SourceUrl" meta:value-type="string"/>
    <meta:user-defined meta:name="xd_ProgID" meta:value-type="string"/>
    <meta:user-defined meta:name="xd_Signature" meta:value-type="boolean">false</meta:user-defined>
    <meta:template xlink:type="simple" xlink:actuate="onRequest" xlink:title="Normal.dotm" xlink:href=""/>
  </office:meta>
</office:document-meta>
</file>